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5f04" officeooo:paragraph-rsid="001d5f04"/>
    </style:style>
    <style:style style:name="P2" style:family="paragraph" style:parent-style-name="Standard">
      <style:text-properties officeooo:rsid="00207261" officeooo:paragraph-rsid="0020726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25843" style:font-name-asian="Source Han Sans CN Regular" style:font-name-complex="Lohit Devanagari"/>
    </style:style>
    <style:style style:name="T4" style:family="text">
      <style:text-properties style:font-name="Liberation Serif" style:font-name-asian="Source Han Sans CN Regular" style:font-name-complex="Lohit Devanagari"/>
    </style:style>
    <style:style style:name="T5" style:family="text">
      <style:text-properties style:text-position="super 58%"/>
    </style:style>
    <style:style style:name="T6" style:family="text">
      <style:text-properties officeooo:rsid="002332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MEMORIZE:</text:p>
      <text:p text:style-name="P1"/>
      <text:p text:style-name="P1">Scientific Notation:</text:p>
      <text:p text:style-name="P1"/>
      <text:p text:style-name="P1">A negative in front of the number means the whole number is negative.</text:p>
      <text:p text:style-name="P1">A negative exponent means the number is very small (close to zero).</text:p>
      <text:p text:style-name="P1">When comparing numbers in scientific notation, look at (in order): </text:p>
      <text:p text:style-name="P1"><text:tab/>1) Negatives in Front</text:p>
      <text:p text:style-name="P1"><text:tab/>2) Exponents</text:p>
      <text:p text:style-name="P1"><text:tab/>3) Coefficients</text:p>
      <text:p text:style-name="P1"/>
      <text:p text:style-name="P1">To multiply, multiply coeffients, then ADD exponents.</text:p>
      <text:p text:style-name="P1">To divide, divide coefficients, then SUBTRACT exponents.</text:p>
      <text:p text:style-name="P1">To raise to a power, raise the coefficient to the power, then MULTIPLY exponents.</text:p>
      <text:p text:style-name="P1"/>
      <text:p text:style-name="P1"/>
      <text:p text:style-name="P1">Algebra:</text:p>
      <text:p text:style-name="P1">To solve for something in the bottom of a fraction, switch the bottom with the other side.</text:p>
      <text:p text:style-name="P1">To solve for something in the top of a fraction, multiply the bottom to the other side.</text:p>
      <text:p text:style-name="P1"/>
      <text:p text:style-name="P1">Trigonometry:</text:p>
      <text:p text:style-name="P1">SOH-CAH-TOA</text:p>
      <text:p text:style-name="P1">Hypotenuse is always the longest side.</text:p>
      <text:p text:style-name="P1">Cut the angle of interest in half and draw a line across the triangle to find the opposite side.</text:p>
      <text:p text:style-name="P1">The adjacent side <text:span text:style-name="T6">and the hypotenuse create the </text:span>angle.</text:p>
      <text:p text:style-name="P1">To find a side, use regular functions (sin, cos, tan)</text:p>
      <text:p text:style-name="P1">To find an angle use inverse functions (called asin, acos, atan, or sin<text:span text:style-name="T5">-1</text:span>, cos<text:span text:style-name="T5">-1</text:span>, tan<text:span text:style-name="T5">-1</text:span>)</text:p>
      <text:p text:style-name="P1"/>
      <text:p text:style-name="P1">Arc Length:</text:p>
      <text:p text:style-name="P1">2<text:span text:style-name="T1">π</text:span> radians = 360 degrees</text:p>
      <text:p text:style-name="P2">1 radian is the angle where the radius = the arc length. <text:s/><text:span text:style-name="T2">≈</text:span><text:span text:style-name="T4"> 57.2958</text:span><text:span text:style-name="T3">°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25:09.400329477</meta:creation-date>
    <dc:date>2018-01-19T07:32:46.630522952</dc:date>
    <meta:editing-duration>PT3M46S</meta:editing-duration>
    <meta:editing-cycles>5</meta:editing-cycles>
    <meta:generator>LibreOffice/5.2.7.2$Linux_X86_64 LibreOffice_project/20$Build-2</meta:generator>
    <meta:document-statistic meta:table-count="0" meta:image-count="0" meta:object-count="0" meta:page-count="1" meta:paragraph-count="24" meta:word-count="193" meta:character-count="1124" meta:non-whitespace-character-count="950"/>
  </office:meta>
</office:document-meta>
</file>